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8512in" svg:height="7.1957in" svg:x="0.6122in" svg:y="7.5177in">
            <draw:object draw:notify-on-update-of-ranges="Sheet1.B1:Sheet1.B64 Sheet1.C1:Sheet1.C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.1374" calcext:value-type="float">
            <text:p>35.1374</text:p>
          </table:table-cell>
          <table:table-cell office:value-type="float" office:value="-174.5226" calcext:value-type="float">
            <text:p>-174.5226</text:p>
          </table:table-cell>
          <table:table-cell office:value-type="float" office:value="0.65291" calcext:value-type="float">
            <text:p>0.65291</text:p>
          </table:table-cell>
          <table:table-cell/>
          <table:table-cell table:formula="of:=[.B1]*[.D1]" office:value-type="float" office:value="22.941559834" calcext:value-type="float">
            <text:p>22.941559834</text:p>
          </table:table-cell>
          <table:table-cell table:formula="of:=[.C1]*[.D1]" office:value-type="float" office:value="-113.947550766" calcext:value-type="float">
            <text:p>-113.947550766</text:p>
          </table:table-cell>
          <table:table-cell/>
          <table:table-cell table:formula="of:=[.B1]-[.$F$35]" office:value-type="float" office:value="-0.408766200601086" calcext:value-type="float">
            <text:p>-0.408766200601086</text:p>
          </table:table-cell>
          <table:table-cell table:formula="of:=[.C1]-[.$G$35]" office:value-type="float" office:value="-0.170094170815958" calcext:value-type="float">
            <text:p>-0.170094170815958</text:p>
          </table:table-cell>
          <table:table-cell/>
          <table:table-cell table:formula="of:=[.D1]*[.I1]*[.J1]" office:value-type="float" office:value="0.0453960148232713" calcext:value-type="float">
            <text:p>0.0453960148232713</text:p>
          </table:table-cell>
          <table:table-cell table:formula="of:=[.D1]*[.J1]*[.J1]" office:value-type="float" office:value="0.0188900097130309" calcext:value-type="float">
            <text:p>0.01889000971303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.3709" calcext:value-type="float">
            <text:p>35.3709</text:p>
          </table:table-cell>
          <table:table-cell office:value-type="float" office:value="-174.48" calcext:value-type="float">
            <text:p>-174.48</text:p>
          </table:table-cell>
          <table:table-cell office:value-type="float" office:value="0.13363" calcext:value-type="float">
            <text:p>0.13363</text:p>
          </table:table-cell>
          <table:table-cell/>
          <table:table-cell table:formula="of:=[.B2]*[.D2]" office:value-type="float" office:value="4.726613367" calcext:value-type="float">
            <text:p>4.726613367</text:p>
          </table:table-cell>
          <table:table-cell table:formula="of:=[.C2]*[.D2]" office:value-type="float" office:value="-23.3157624" calcext:value-type="float">
            <text:p>-23.3157624</text:p>
          </table:table-cell>
          <table:table-cell/>
          <table:table-cell table:formula="of:=[.B2]-[.$F$35]" office:value-type="float" office:value="-0.175266200601087" calcext:value-type="float">
            <text:p>-0.175266200601087</text:p>
          </table:table-cell>
          <table:table-cell table:formula="of:=[.C2]-[.$G$35]" office:value-type="float" office:value="-0.127494170815936" calcext:value-type="float">
            <text:p>-0.127494170815936</text:p>
          </table:table-cell>
          <table:table-cell/>
          <table:table-cell table:formula="of:=[.D2]*[.I2]*[.J2]" office:value-type="float" office:value="0.00298601832997159" calcext:value-type="float">
            <text:p>0.00298601832997159</text:p>
          </table:table-cell>
          <table:table-cell table:formula="of:=[.D2]*[.J2]*[.J2]" office:value-type="float" office:value="0.00217212405880472" calcext:value-type="float">
            <text:p>0.0021721240588047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.4159" calcext:value-type="float">
            <text:p>35.4159</text:p>
          </table:table-cell>
          <table:table-cell office:value-type="float" office:value="-174.4707" calcext:value-type="float">
            <text:p>-174.4707</text:p>
          </table:table-cell>
          <table:table-cell office:value-type="float" office:value="0.02138" calcext:value-type="float">
            <text:p>0.02138</text:p>
          </table:table-cell>
          <table:table-cell/>
          <table:table-cell table:formula="of:=[.B3]*[.D3]" office:value-type="float" office:value="0.757191942" calcext:value-type="float">
            <text:p>0.757191942</text:p>
          </table:table-cell>
          <table:table-cell table:formula="of:=[.C3]*[.D3]" office:value-type="float" office:value="-3.730183566" calcext:value-type="float">
            <text:p>-3.730183566</text:p>
          </table:table-cell>
          <table:table-cell/>
          <table:table-cell table:formula="of:=[.B3]-[.$F$35]" office:value-type="float" office:value="-0.130266200601085" calcext:value-type="float">
            <text:p>-0.130266200601085</text:p>
          </table:table-cell>
          <table:table-cell table:formula="of:=[.C3]-[.$G$35]" office:value-type="float" office:value="-0.11819417081594" calcext:value-type="float">
            <text:p>-0.11819417081594</text:p>
          </table:table-cell>
          <table:table-cell/>
          <table:table-cell table:formula="of:=[.D3]*[.I3]*[.J3]" office:value-type="float" office:value="0.000329181564987998" calcext:value-type="float">
            <text:p>0.000329181564987998</text:p>
          </table:table-cell>
          <table:table-cell table:formula="of:=[.D3]*[.J3]*[.J3]" office:value-type="float" office:value="0.000298675649877869" calcext:value-type="float">
            <text:p>0.00029867564987786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.4234" calcext:value-type="float">
            <text:p>35.4234</text:p>
          </table:table-cell>
          <table:table-cell office:value-type="float" office:value="-174.4707" calcext:value-type="float">
            <text:p>-174.4707</text:p>
          </table:table-cell>
          <table:table-cell office:value-type="float" office:value="0.00496" calcext:value-type="float">
            <text:p>0.00496</text:p>
          </table:table-cell>
          <table:table-cell/>
          <table:table-cell table:formula="of:=[.B4]*[.D4]" office:value-type="float" office:value="0.175700064" calcext:value-type="float">
            <text:p>0.175700064</text:p>
          </table:table-cell>
          <table:table-cell table:formula="of:=[.C4]*[.D4]" office:value-type="float" office:value="-0.865374672" calcext:value-type="float">
            <text:p>-0.865374672</text:p>
          </table:table-cell>
          <table:table-cell/>
          <table:table-cell table:formula="of:=[.B4]-[.$F$35]" office:value-type="float" office:value="-0.122766200601085" calcext:value-type="float">
            <text:p>-0.122766200601085</text:p>
          </table:table-cell>
          <table:table-cell table:formula="of:=[.C4]-[.$G$35]" office:value-type="float" office:value="-0.11819417081594" calcext:value-type="float">
            <text:p>-0.11819417081594</text:p>
          </table:table-cell>
          <table:table-cell/>
          <table:table-cell table:formula="of:=[.D4]*[.I4]*[.J4]" office:value-type="float" office:value="0.000071970836449972" calcext:value-type="float">
            <text:p>7.1970836449972E-05</text:p>
          </table:table-cell>
          <table:table-cell table:formula="of:=[.D4]*[.J4]*[.J4]" office:value-type="float" office:value="0.0000692905155937433" calcext:value-type="float">
            <text:p>6.92905155937433E-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.4237" calcext:value-type="float">
            <text:p>35.4237</text:p>
          </table:table-cell>
          <table:table-cell office:value-type="float" office:value="-174.4709" calcext:value-type="float">
            <text:p>-174.4709</text:p>
          </table:table-cell>
          <table:table-cell office:value-type="float" office:value="0.00165" calcext:value-type="float">
            <text:p>0.00165</text:p>
          </table:table-cell>
          <table:table-cell/>
          <table:table-cell table:formula="of:=[.B5]*[.D5]" office:value-type="float" office:value="0.058449105" calcext:value-type="float">
            <text:p>0.058449105</text:p>
          </table:table-cell>
          <table:table-cell table:formula="of:=[.C5]*[.D5]" office:value-type="float" office:value="-0.287876985" calcext:value-type="float">
            <text:p>-0.287876985</text:p>
          </table:table-cell>
          <table:table-cell/>
          <table:table-cell table:formula="of:=[.B5]-[.$F$35]" office:value-type="float" office:value="-0.122466200601089" calcext:value-type="float">
            <text:p>-0.122466200601089</text:p>
          </table:table-cell>
          <table:table-cell table:formula="of:=[.C5]-[.$G$35]" office:value-type="float" office:value="-0.118394170815947" calcext:value-type="float">
            <text:p>-0.118394170815947</text:p>
          </table:table-cell>
          <table:table-cell/>
          <table:table-cell table:formula="of:=[.D5]*[.I5]*[.J5]" office:value-type="float" office:value="0.0000239238190506897" calcext:value-type="float">
            <text:p>2.39238190506897E-05</text:p>
          </table:table-cell>
          <table:table-cell table:formula="of:=[.D5]*[.J5]*[.J5]" office:value-type="float" office:value="0.0000231283464772726" calcext:value-type="float">
            <text:p>2.31283464772726E-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.424" calcext:value-type="float">
            <text:p>35.424</text:p>
          </table:table-cell>
          <table:table-cell office:value-type="float" office:value="-174.471" calcext:value-type="float">
            <text:p>-174.471</text:p>
          </table:table-cell>
          <table:table-cell office:value-type="float" office:value="0.00037" calcext:value-type="float">
            <text:p>0.00037</text:p>
          </table:table-cell>
          <table:table-cell/>
          <table:table-cell table:formula="of:=[.B6]*[.D6]" office:value-type="float" office:value="0.01310688" calcext:value-type="float">
            <text:p>0.01310688</text:p>
          </table:table-cell>
          <table:table-cell table:formula="of:=[.C6]*[.D6]" office:value-type="float" office:value="-0.06455427" calcext:value-type="float">
            <text:p>-0.06455427</text:p>
          </table:table-cell>
          <table:table-cell/>
          <table:table-cell table:formula="of:=[.B6]-[.$F$35]" office:value-type="float" office:value="-0.122166200601086" calcext:value-type="float">
            <text:p>-0.122166200601086</text:p>
          </table:table-cell>
          <table:table-cell table:formula="of:=[.C6]-[.$G$35]" office:value-type="float" office:value="-0.11849417081595" calcext:value-type="float">
            <text:p>-0.11849417081595</text:p>
          </table:table-cell>
          <table:table-cell/>
          <table:table-cell table:formula="of:=[.D6]*[.I6]*[.J6]" office:value-type="float" office:value="0.00000535611357752545" calcext:value-type="float">
            <text:p>5.35611357752545E-06</text:p>
          </table:table-cell>
          <table:table-cell table:formula="of:=[.D6]*[.J6]*[.J6]" office:value-type="float" office:value="0.00000519512135142302" calcext:value-type="float">
            <text:p>5.19512135142302E-0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4243" calcext:value-type="float">
            <text:p>35.4243</text:p>
          </table:table-cell>
          <table:table-cell office:value-type="float" office:value="-174.4709" calcext:value-type="float">
            <text:p>-174.4709</text:p>
          </table:table-cell>
          <table:table-cell office:value-type="float" office:value="0.00114" calcext:value-type="float">
            <text:p>0.00114</text:p>
          </table:table-cell>
          <table:table-cell/>
          <table:table-cell table:formula="of:=[.B7]*[.D7]" office:value-type="float" office:value="0.040383702" calcext:value-type="float">
            <text:p>0.040383702</text:p>
          </table:table-cell>
          <table:table-cell table:formula="of:=[.C7]*[.D7]" office:value-type="float" office:value="-0.198896826" calcext:value-type="float">
            <text:p>-0.198896826</text:p>
          </table:table-cell>
          <table:table-cell/>
          <table:table-cell table:formula="of:=[.B7]-[.$F$35]" office:value-type="float" office:value="-0.121866200601083" calcext:value-type="float">
            <text:p>-0.121866200601083</text:p>
          </table:table-cell>
          <table:table-cell table:formula="of:=[.C7]-[.$G$35]" office:value-type="float" office:value="-0.118394170815947" calcext:value-type="float">
            <text:p>-0.118394170815947</text:p>
          </table:table-cell>
          <table:table-cell/>
          <table:table-cell table:formula="of:=[.D7]*[.I7]*[.J7]" office:value-type="float" office:value="0.0000164482024585468" calcext:value-type="float">
            <text:p>1.64482024585468E-05</text:p>
          </table:table-cell>
          <table:table-cell table:formula="of:=[.D7]*[.J7]*[.J7]" office:value-type="float" office:value="0.0000159795848388429" calcext:value-type="float">
            <text:p>1.59795848388429E-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.4246" calcext:value-type="float">
            <text:p>35.4246</text:p>
          </table:table-cell>
          <table:table-cell office:value-type="float" office:value="-174.4709" calcext:value-type="float">
            <text:p>-174.4709</text:p>
          </table:table-cell>
          <table:table-cell office:value-type="float" office:value="0.00113" calcext:value-type="float">
            <text:p>0.00113</text:p>
          </table:table-cell>
          <table:table-cell/>
          <table:table-cell table:formula="of:=[.B8]*[.D8]" office:value-type="float" office:value="0.040029798" calcext:value-type="float">
            <text:p>0.040029798</text:p>
          </table:table-cell>
          <table:table-cell table:formula="of:=[.C8]*[.D8]" office:value-type="float" office:value="-0.197152117" calcext:value-type="float">
            <text:p>-0.197152117</text:p>
          </table:table-cell>
          <table:table-cell/>
          <table:table-cell table:formula="of:=[.B8]-[.$F$35]" office:value-type="float" office:value="-0.121566200601087" calcext:value-type="float">
            <text:p>-0.121566200601087</text:p>
          </table:table-cell>
          <table:table-cell table:formula="of:=[.C8]-[.$G$35]" office:value-type="float" office:value="-0.118394170815947" calcext:value-type="float">
            <text:p>-0.118394170815947</text:p>
          </table:table-cell>
          <table:table-cell/>
          <table:table-cell table:formula="of:=[.D8]*[.I8]*[.J8]" office:value-type="float" office:value="0.0000162637843569342" calcext:value-type="float">
            <text:p>1.62637843569342E-05</text:p>
          </table:table-cell>
          <table:table-cell table:formula="of:=[.D8]*[.J8]*[.J8]" office:value-type="float" office:value="0.000015839413042011" calcext:value-type="float">
            <text:p>1.5839413042011E-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.4249" calcext:value-type="float">
            <text:p>35.4249</text:p>
          </table:table-cell>
          <table:table-cell office:value-type="float" office:value="-174.471" calcext:value-type="float">
            <text:p>-174.471</text:p>
          </table:table-cell>
          <table:table-cell office:value-type="float" office:value="0.0003" calcext:value-type="float">
            <text:p>0.0003</text:p>
          </table:table-cell>
          <table:table-cell/>
          <table:table-cell table:formula="of:=[.B9]*[.D9]" office:value-type="float" office:value="0.01062747" calcext:value-type="float">
            <text:p>0.01062747</text:p>
          </table:table-cell>
          <table:table-cell table:formula="of:=[.C9]*[.D9]" office:value-type="float" office:value="-0.0523413" calcext:value-type="float">
            <text:p>-0.0523413</text:p>
          </table:table-cell>
          <table:table-cell/>
          <table:table-cell table:formula="of:=[.B9]-[.$F$35]" office:value-type="float" office:value="-0.121266200601085" calcext:value-type="float">
            <text:p>-0.121266200601085</text:p>
          </table:table-cell>
          <table:table-cell table:formula="of:=[.C9]-[.$G$35]" office:value-type="float" office:value="-0.11849417081595" calcext:value-type="float">
            <text:p>-0.11849417081595</text:p>
          </table:table-cell>
          <table:table-cell/>
          <table:table-cell table:formula="of:=[.D9]*[.I9]*[.J9]" office:value-type="float" office:value="0.00000431080136646785" calcext:value-type="float">
            <text:p>4.31080136646785E-06</text:p>
          </table:table-cell>
          <table:table-cell table:formula="of:=[.D9]*[.J9]*[.J9]" office:value-type="float" office:value="0.00000421226055520786" calcext:value-type="float">
            <text:p>4.21226055520786E-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.4252" calcext:value-type="float">
            <text:p>35.4252</text:p>
          </table:table-cell>
          <table:table-cell office:value-type="float" office:value="-174.4709" calcext:value-type="float">
            <text:p>-174.4709</text:p>
          </table:table-cell>
          <table:table-cell office:value-type="float" office:value="0.00113" calcext:value-type="float">
            <text:p>0.00113</text:p>
          </table:table-cell>
          <table:table-cell/>
          <table:table-cell table:formula="of:=[.B10]*[.D10]" office:value-type="float" office:value="0.040030476" calcext:value-type="float">
            <text:p>0.040030476</text:p>
          </table:table-cell>
          <table:table-cell table:formula="of:=[.C10]*[.D10]" office:value-type="float" office:value="-0.197152117" calcext:value-type="float">
            <text:p>-0.197152117</text:p>
          </table:table-cell>
          <table:table-cell/>
          <table:table-cell table:formula="of:=[.B10]-[.$F$35]" office:value-type="float" office:value="-0.120966200601089" calcext:value-type="float">
            <text:p>-0.120966200601089</text:p>
          </table:table-cell>
          <table:table-cell table:formula="of:=[.C10]-[.$G$35]" office:value-type="float" office:value="-0.118394170815947" calcext:value-type="float">
            <text:p>-0.118394170815947</text:p>
          </table:table-cell>
          <table:table-cell/>
          <table:table-cell table:formula="of:=[.D10]*[.I10]*[.J10]" office:value-type="float" office:value="0.0000161835131091211" calcext:value-type="float">
            <text:p>1.61835131091211E-05</text:p>
          </table:table-cell>
          <table:table-cell table:formula="of:=[.D10]*[.J10]*[.J10]" office:value-type="float" office:value="0.000015839413042011" calcext:value-type="float">
            <text:p>1.5839413042011E-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.4256" calcext:value-type="float">
            <text:p>35.4256</text:p>
          </table:table-cell>
          <table:table-cell office:value-type="float" office:value="-174.4709" calcext:value-type="float">
            <text:p>-174.4709</text:p>
          </table:table-cell>
          <table:table-cell office:value-type="float" office:value="0.00111" calcext:value-type="float">
            <text:p>0.00111</text:p>
          </table:table-cell>
          <table:table-cell/>
          <table:table-cell table:formula="of:=[.B11]*[.D11]" office:value-type="float" office:value="0.039322416" calcext:value-type="float">
            <text:p>0.039322416</text:p>
          </table:table-cell>
          <table:table-cell table:formula="of:=[.C11]*[.D11]" office:value-type="float" office:value="-0.193662699" calcext:value-type="float">
            <text:p>-0.193662699</text:p>
          </table:table-cell>
          <table:table-cell/>
          <table:table-cell table:formula="of:=[.B11]-[.$F$35]" office:value-type="float" office:value="-0.120566200601083" calcext:value-type="float">
            <text:p>-0.120566200601083</text:p>
          </table:table-cell>
          <table:table-cell table:formula="of:=[.C11]-[.$G$35]" office:value-type="float" office:value="-0.118394170815947" calcext:value-type="float">
            <text:p>-0.118394170815947</text:p>
          </table:table-cell>
          <table:table-cell/>
          <table:table-cell table:formula="of:=[.D11]*[.I11]*[.J11]" office:value-type="float" office:value="0.0000158445122369396" calcext:value-type="float">
            <text:p>1.58445122369396E-05</text:p>
          </table:table-cell>
          <table:table-cell table:formula="of:=[.D11]*[.J11]*[.J11]" office:value-type="float" office:value="0.0000155590694483471" calcext:value-type="float">
            <text:p>1.55590694483471E-0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.4259" calcext:value-type="float">
            <text:p>35.4259</text:p>
          </table:table-cell>
          <table:table-cell office:value-type="float" office:value="-174.471" calcext:value-type="float">
            <text:p>-174.471</text:p>
          </table:table-cell>
          <table:table-cell office:value-type="float" office:value="0.00017" calcext:value-type="float">
            <text:p>0.00017</text:p>
          </table:table-cell>
          <table:table-cell/>
          <table:table-cell table:formula="of:=[.B12]*[.D12]" office:value-type="float" office:value="0.006022403" calcext:value-type="float">
            <text:p>0.006022403</text:p>
          </table:table-cell>
          <table:table-cell table:formula="of:=[.C12]*[.D12]" office:value-type="float" office:value="-0.02966007" calcext:value-type="float">
            <text:p>-0.02966007</text:p>
          </table:table-cell>
          <table:table-cell/>
          <table:table-cell table:formula="of:=[.B12]-[.$F$35]" office:value-type="float" office:value="-0.120266200601087" calcext:value-type="float">
            <text:p>-0.120266200601087</text:p>
          </table:table-cell>
          <table:table-cell table:formula="of:=[.C12]-[.$G$35]" office:value-type="float" office:value="-0.11849417081595" calcext:value-type="float">
            <text:p>-0.11849417081595</text:p>
          </table:table-cell>
          <table:table-cell/>
          <table:table-cell table:formula="of:=[.D12]*[.I12]*[.J12]" office:value-type="float" office:value="0.00000242264343195978" calcext:value-type="float">
            <text:p>2.42264343195978E-06</text:p>
          </table:table-cell>
          <table:table-cell table:formula="of:=[.D12]*[.J12]*[.J12]" office:value-type="float" office:value="0.00000238694764795112" calcext:value-type="float">
            <text:p>2.38694764795112E-0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.4262" calcext:value-type="float">
            <text:p>35.4262</text:p>
          </table:table-cell>
          <table:table-cell office:value-type="float" office:value="-174.471" calcext:value-type="float">
            <text:p>-174.471</text:p>
          </table:table-cell>
          <table:table-cell office:value-type="float" office:value="0.00017" calcext:value-type="float">
            <text:p>0.00017</text:p>
          </table:table-cell>
          <table:table-cell/>
          <table:table-cell table:formula="of:=[.B13]*[.D13]" office:value-type="float" office:value="0.006022454" calcext:value-type="float">
            <text:p>0.006022454</text:p>
          </table:table-cell>
          <table:table-cell table:formula="of:=[.C13]*[.D13]" office:value-type="float" office:value="-0.02966007" calcext:value-type="float">
            <text:p>-0.02966007</text:p>
          </table:table-cell>
          <table:table-cell/>
          <table:table-cell table:formula="of:=[.B13]-[.$F$35]" office:value-type="float" office:value="-0.119966200601084" calcext:value-type="float">
            <text:p>-0.119966200601084</text:p>
          </table:table-cell>
          <table:table-cell table:formula="of:=[.C13]-[.$G$35]" office:value-type="float" office:value="-0.11849417081595" calcext:value-type="float">
            <text:p>-0.11849417081595</text:p>
          </table:table-cell>
          <table:table-cell/>
          <table:table-cell table:formula="of:=[.D13]*[.I13]*[.J13]" office:value-type="float" office:value="0.00000241660022924811" calcext:value-type="float">
            <text:p>2.41660022924811E-06</text:p>
          </table:table-cell>
          <table:table-cell table:formula="of:=[.D13]*[.J13]*[.J13]" office:value-type="float" office:value="0.00000238694764795112" calcext:value-type="float">
            <text:p>2.38694764795112E-0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.4265" calcext:value-type="float">
            <text:p>35.4265</text:p>
          </table:table-cell>
          <table:table-cell office:value-type="float" office:value="-174.4709" calcext:value-type="float">
            <text:p>-174.4709</text:p>
          </table:table-cell>
          <table:table-cell office:value-type="float" office:value="0.00111" calcext:value-type="float">
            <text:p>0.00111</text:p>
          </table:table-cell>
          <table:table-cell/>
          <table:table-cell table:formula="of:=[.B14]*[.D14]" office:value-type="float" office:value="0.039323415" calcext:value-type="float">
            <text:p>0.039323415</text:p>
          </table:table-cell>
          <table:table-cell table:formula="of:=[.C14]*[.D14]" office:value-type="float" office:value="-0.193662699" calcext:value-type="float">
            <text:p>-0.193662699</text:p>
          </table:table-cell>
          <table:table-cell/>
          <table:table-cell table:formula="of:=[.B14]-[.$F$35]" office:value-type="float" office:value="-0.119666200601088" calcext:value-type="float">
            <text:p>-0.119666200601088</text:p>
          </table:table-cell>
          <table:table-cell table:formula="of:=[.C14]-[.$G$35]" office:value-type="float" office:value="-0.118394170815947" calcext:value-type="float">
            <text:p>-0.118394170815947</text:p>
          </table:table-cell>
          <table:table-cell/>
          <table:table-cell table:formula="of:=[.D14]*[.I14]*[.J14]" office:value-type="float" office:value="0.0000157262364602952" calcext:value-type="float">
            <text:p>1.57262364602952E-05</text:p>
          </table:table-cell>
          <table:table-cell table:formula="of:=[.D14]*[.J14]*[.J14]" office:value-type="float" office:value="0.0000155590694483471" calcext:value-type="float">
            <text:p>1.55590694483471E-0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.4268" calcext:value-type="float">
            <text:p>35.4268</text:p>
          </table:table-cell>
          <table:table-cell office:value-type="float" office:value="-174.4708" calcext:value-type="float">
            <text:p>-174.4708</text:p>
          </table:table-cell>
          <table:table-cell office:value-type="float" office:value="0.00111" calcext:value-type="float">
            <text:p>0.00111</text:p>
          </table:table-cell>
          <table:table-cell/>
          <table:table-cell table:formula="of:=[.B15]*[.D15]" office:value-type="float" office:value="0.039323748" calcext:value-type="float">
            <text:p>0.039323748</text:p>
          </table:table-cell>
          <table:table-cell table:formula="of:=[.C15]*[.D15]" office:value-type="float" office:value="-0.193662588" calcext:value-type="float">
            <text:p>-0.193662588</text:p>
          </table:table-cell>
          <table:table-cell/>
          <table:table-cell table:formula="of:=[.B15]-[.$F$35]" office:value-type="float" office:value="-0.119366200601085" calcext:value-type="float">
            <text:p>-0.119366200601085</text:p>
          </table:table-cell>
          <table:table-cell table:formula="of:=[.C15]-[.$G$35]" office:value-type="float" office:value="-0.118294170815943" calcext:value-type="float">
            <text:p>-0.118294170815943</text:p>
          </table:table-cell>
          <table:table-cell/>
          <table:table-cell table:formula="of:=[.D15]*[.I15]*[.J15]" office:value-type="float" office:value="0.000015673561553146" calcext:value-type="float">
            <text:p>1.5673561553146E-05</text:p>
          </table:table-cell>
          <table:table-cell table:formula="of:=[.D15]*[.J15]*[.J15]" office:value-type="float" office:value="0.000015532797042425" calcext:value-type="float">
            <text:p>1.5532797042425E-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.4271" calcext:value-type="float">
            <text:p>35.4271</text:p>
          </table:table-cell>
          <table:table-cell office:value-type="float" office:value="-174.471" calcext:value-type="float">
            <text:p>-174.471</text:p>
          </table:table-cell>
          <table:table-cell office:value-type="float" office:value="0.00017" calcext:value-type="float">
            <text:p>0.00017</text:p>
          </table:table-cell>
          <table:table-cell/>
          <table:table-cell table:formula="of:=[.B16]*[.D16]" office:value-type="float" office:value="0.006022607" calcext:value-type="float">
            <text:p>0.006022607</text:p>
          </table:table-cell>
          <table:table-cell table:formula="of:=[.C16]*[.D16]" office:value-type="float" office:value="-0.02966007" calcext:value-type="float">
            <text:p>-0.02966007</text:p>
          </table:table-cell>
          <table:table-cell/>
          <table:table-cell table:formula="of:=[.B16]-[.$F$35]" office:value-type="float" office:value="-0.119066200601083" calcext:value-type="float">
            <text:p>-0.119066200601083</text:p>
          </table:table-cell>
          <table:table-cell table:formula="of:=[.C16]-[.$G$35]" office:value-type="float" office:value="-0.11849417081595" calcext:value-type="float">
            <text:p>-0.11849417081595</text:p>
          </table:table-cell>
          <table:table-cell/>
          <table:table-cell table:formula="of:=[.D16]*[.I16]*[.J16]" office:value-type="float" office:value="0.00000239847062111324" calcext:value-type="float">
            <text:p>2.39847062111324E-06</text:p>
          </table:table-cell>
          <table:table-cell table:formula="of:=[.D16]*[.J16]*[.J16]" office:value-type="float" office:value="0.00000238694764795112" calcext:value-type="float">
            <text:p>2.38694764795112E-0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.4274" calcext:value-type="float">
            <text:p>35.4274</text:p>
          </table:table-cell>
          <table:table-cell office:value-type="float" office:value="-174.471" calcext:value-type="float">
            <text:p>-174.471</text:p>
          </table:table-cell>
          <table:table-cell office:value-type="float" office:value="0.00017" calcext:value-type="float">
            <text:p>0.00017</text:p>
          </table:table-cell>
          <table:table-cell/>
          <table:table-cell table:formula="of:=[.B17]*[.D17]" office:value-type="float" office:value="0.006022658" calcext:value-type="float">
            <text:p>0.006022658</text:p>
          </table:table-cell>
          <table:table-cell table:formula="of:=[.C17]*[.D17]" office:value-type="float" office:value="-0.02966007" calcext:value-type="float">
            <text:p>-0.02966007</text:p>
          </table:table-cell>
          <table:table-cell/>
          <table:table-cell table:formula="of:=[.B17]-[.$F$35]" office:value-type="float" office:value="-0.118766200601087" calcext:value-type="float">
            <text:p>-0.118766200601087</text:p>
          </table:table-cell>
          <table:table-cell table:formula="of:=[.C17]-[.$G$35]" office:value-type="float" office:value="-0.11849417081595" calcext:value-type="float">
            <text:p>-0.11849417081595</text:p>
          </table:table-cell>
          <table:table-cell/>
          <table:table-cell table:formula="of:=[.D17]*[.I17]*[.J17]" office:value-type="float" office:value="0.00000239242741840171" calcext:value-type="float">
            <text:p>2.39242741840171E-06</text:p>
          </table:table-cell>
          <table:table-cell table:formula="of:=[.D17]*[.J17]*[.J17]" office:value-type="float" office:value="0.00000238694764795112" calcext:value-type="float">
            <text:p>2.38694764795112E-0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.4277" calcext:value-type="float">
            <text:p>35.4277</text:p>
          </table:table-cell>
          <table:table-cell office:value-type="float" office:value="-174.4709" calcext:value-type="float">
            <text:p>-174.4709</text:p>
          </table:table-cell>
          <table:table-cell office:value-type="float" office:value="0.00112" calcext:value-type="float">
            <text:p>0.00112</text:p>
          </table:table-cell>
          <table:table-cell/>
          <table:table-cell table:formula="of:=[.B18]*[.D18]" office:value-type="float" office:value="0.039679024" calcext:value-type="float">
            <text:p>0.039679024</text:p>
          </table:table-cell>
          <table:table-cell table:formula="of:=[.C18]*[.D18]" office:value-type="float" office:value="-0.195407408" calcext:value-type="float">
            <text:p>-0.195407408</text:p>
          </table:table-cell>
          <table:table-cell/>
          <table:table-cell table:formula="of:=[.B18]-[.$F$35]" office:value-type="float" office:value="-0.118466200601084" calcext:value-type="float">
            <text:p>-0.118466200601084</text:p>
          </table:table-cell>
          <table:table-cell table:formula="of:=[.C18]-[.$G$35]" office:value-type="float" office:value="-0.118394170815947" calcext:value-type="float">
            <text:p>-0.118394170815947</text:p>
          </table:table-cell>
          <table:table-cell/>
          <table:table-cell table:formula="of:=[.D18]*[.I18]*[.J18]" office:value-type="float" office:value="0.0000157087925006666" calcext:value-type="float">
            <text:p>1.57087925006666E-05</text:p>
          </table:table-cell>
          <table:table-cell table:formula="of:=[.D18]*[.J18]*[.J18]" office:value-type="float" office:value="0.000015699241245179" calcext:value-type="float">
            <text:p>1.5699241245179E-0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.4281" calcext:value-type="float">
            <text:p>35.4281</text:p>
          </table:table-cell>
          <table:table-cell office:value-type="float" office:value="-174.4709" calcext:value-type="float">
            <text:p>-174.4709</text:p>
          </table:table-cell>
          <table:table-cell office:value-type="float" office:value="0.00115" calcext:value-type="float">
            <text:p>0.00115</text:p>
          </table:table-cell>
          <table:table-cell/>
          <table:table-cell table:formula="of:=[.B19]*[.D19]" office:value-type="float" office:value="0.040742315" calcext:value-type="float">
            <text:p>0.040742315</text:p>
          </table:table-cell>
          <table:table-cell table:formula="of:=[.C19]*[.D19]" office:value-type="float" office:value="-0.200641535" calcext:value-type="float">
            <text:p>-0.200641535</text:p>
          </table:table-cell>
          <table:table-cell/>
          <table:table-cell table:formula="of:=[.B19]-[.$F$35]" office:value-type="float" office:value="-0.118066200601085" calcext:value-type="float">
            <text:p>-0.118066200601085</text:p>
          </table:table-cell>
          <table:table-cell table:formula="of:=[.C19]-[.$G$35]" office:value-type="float" office:value="-0.118394170815947" calcext:value-type="float">
            <text:p>-0.118394170815947</text:p>
          </table:table-cell>
          <table:table-cell/>
          <table:table-cell table:formula="of:=[.D19]*[.I19]*[.J19]" office:value-type="float" office:value="0.0000160751024097879" calcext:value-type="float">
            <text:p>1.60751024097879E-05</text:p>
          </table:table-cell>
          <table:table-cell table:formula="of:=[.D19]*[.J19]*[.J19]" office:value-type="float" office:value="0.0000161197566356749" calcext:value-type="float">
            <text:p>1.61197566356749E-0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.4284" calcext:value-type="float">
            <text:p>35.4284</text:p>
          </table:table-cell>
          <table:table-cell office:value-type="float" office:value="-174.471" calcext:value-type="float">
            <text:p>-174.471</text:p>
          </table:table-cell>
          <table:table-cell office:value-type="float" office:value="0.00043" calcext:value-type="float">
            <text:p>0.00043</text:p>
          </table:table-cell>
          <table:table-cell/>
          <table:table-cell table:formula="of:=[.B20]*[.D20]" office:value-type="float" office:value="0.015234212" calcext:value-type="float">
            <text:p>0.015234212</text:p>
          </table:table-cell>
          <table:table-cell table:formula="of:=[.C20]*[.D20]" office:value-type="float" office:value="-0.07502253" calcext:value-type="float">
            <text:p>-0.07502253</text:p>
          </table:table-cell>
          <table:table-cell/>
          <table:table-cell table:formula="of:=[.B20]-[.$F$35]" office:value-type="float" office:value="-0.117766200601082" calcext:value-type="float">
            <text:p>-0.117766200601082</text:p>
          </table:table-cell>
          <table:table-cell table:formula="of:=[.C20]-[.$G$35]" office:value-type="float" office:value="-0.11849417081595" calcext:value-type="float">
            <text:p>-0.11849417081595</text:p>
          </table:table-cell>
          <table:table-cell/>
          <table:table-cell table:formula="of:=[.D20]*[.I20]*[.J20]" office:value-type="float" office:value="0.00000600048156485912" calcext:value-type="float">
            <text:p>6.00048156485912E-06</text:p>
          </table:table-cell>
          <table:table-cell table:formula="of:=[.D20]*[.J20]*[.J20]" office:value-type="float" office:value="0.00000603757346246459" calcext:value-type="float">
            <text:p>6.03757346246459E-0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.4287" calcext:value-type="float">
            <text:p>35.4287</text:p>
          </table:table-cell>
          <table:table-cell office:value-type="float" office:value="-174.4707" calcext:value-type="float">
            <text:p>-174.4707</text:p>
          </table:table-cell>
          <table:table-cell office:value-type="float" office:value="0.0021" calcext:value-type="float">
            <text:p>0.0021</text:p>
          </table:table-cell>
          <table:table-cell/>
          <table:table-cell table:formula="of:=[.B21]*[.D21]" office:value-type="float" office:value="0.07440027" calcext:value-type="float">
            <text:p>0.07440027</text:p>
          </table:table-cell>
          <table:table-cell table:formula="of:=[.C21]*[.D21]" office:value-type="float" office:value="-0.36638847" calcext:value-type="float">
            <text:p>-0.36638847</text:p>
          </table:table-cell>
          <table:table-cell/>
          <table:table-cell table:formula="of:=[.B21]-[.$F$35]" office:value-type="float" office:value="-0.117466200601086" calcext:value-type="float">
            <text:p>-0.117466200601086</text:p>
          </table:table-cell>
          <table:table-cell table:formula="of:=[.C21]-[.$G$35]" office:value-type="float" office:value="-0.11819417081594" calcext:value-type="float">
            <text:p>-0.11819417081594</text:p>
          </table:table-cell>
          <table:table-cell/>
          <table:table-cell table:formula="of:=[.D21]*[.I21]*[.J21]" office:value-type="float" office:value="0.0000291560223757829" calcext:value-type="float">
            <text:p>2.91560223757829E-05</text:p>
          </table:table-cell>
          <table:table-cell table:formula="of:=[.D21]*[.J21]*[.J21]" office:value-type="float" office:value="0.0000293367102312219" calcext:value-type="float">
            <text:p>2.93367102312219E-0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.429" calcext:value-type="float">
            <text:p>35.429</text:p>
          </table:table-cell>
          <table:table-cell office:value-type="float" office:value="-174.4708" calcext:value-type="float">
            <text:p>-174.4708</text:p>
          </table:table-cell>
          <table:table-cell office:value-type="float" office:value="0.00124" calcext:value-type="float">
            <text:p>0.00124</text:p>
          </table:table-cell>
          <table:table-cell/>
          <table:table-cell table:formula="of:=[.B22]*[.D22]" office:value-type="float" office:value="0.04393196" calcext:value-type="float">
            <text:p>0.04393196</text:p>
          </table:table-cell>
          <table:table-cell table:formula="of:=[.C22]*[.D22]" office:value-type="float" office:value="-0.216343792" calcext:value-type="float">
            <text:p>-0.216343792</text:p>
          </table:table-cell>
          <table:table-cell/>
          <table:table-cell table:formula="of:=[.B22]-[.$F$35]" office:value-type="float" office:value="-0.117166200601083" calcext:value-type="float">
            <text:p>-0.117166200601083</text:p>
          </table:table-cell>
          <table:table-cell table:formula="of:=[.C22]-[.$G$35]" office:value-type="float" office:value="-0.118294170815943" calcext:value-type="float">
            <text:p>-0.118294170815943</text:p>
          </table:table-cell>
          <table:table-cell/>
          <table:table-cell table:formula="of:=[.D22]*[.I22]*[.J22]" office:value-type="float" office:value="0.000017186497399222" calcext:value-type="float">
            <text:p>1.7186497399222E-05</text:p>
          </table:table-cell>
          <table:table-cell table:formula="of:=[.D22]*[.J22]*[.J22]" office:value-type="float" office:value="0.0000173519534527991" calcext:value-type="float">
            <text:p>1.73519534527991E-0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.4293" calcext:value-type="float">
            <text:p>35.4293</text:p>
          </table:table-cell>
          <table:table-cell office:value-type="float" office:value="-174.471" calcext:value-type="float">
            <text:p>-174.471</text:p>
          </table:table-cell>
          <table:table-cell office:value-type="float" office:value="0.00017" calcext:value-type="float">
            <text:p>0.00017</text:p>
          </table:table-cell>
          <table:table-cell/>
          <table:table-cell table:formula="of:=[.B23]*[.D23]" office:value-type="float" office:value="0.006022981" calcext:value-type="float">
            <text:p>0.006022981</text:p>
          </table:table-cell>
          <table:table-cell table:formula="of:=[.C23]*[.D23]" office:value-type="float" office:value="-0.02966007" calcext:value-type="float">
            <text:p>-0.02966007</text:p>
          </table:table-cell>
          <table:table-cell/>
          <table:table-cell table:formula="of:=[.B23]-[.$F$35]" office:value-type="float" office:value="-0.116866200601088" calcext:value-type="float">
            <text:p>-0.116866200601088</text:p>
          </table:table-cell>
          <table:table-cell table:formula="of:=[.C23]-[.$G$35]" office:value-type="float" office:value="-0.11849417081595" calcext:value-type="float">
            <text:p>-0.11849417081595</text:p>
          </table:table-cell>
          <table:table-cell/>
          <table:table-cell table:formula="of:=[.D23]*[.I23]*[.J23]" office:value-type="float" office:value="0.00000235415380122818" calcext:value-type="float">
            <text:p>2.35415380122818E-06</text:p>
          </table:table-cell>
          <table:table-cell table:formula="of:=[.D23]*[.J23]*[.J23]" office:value-type="float" office:value="0.00000238694764795112" calcext:value-type="float">
            <text:p>2.38694764795112E-0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.4296" calcext:value-type="float">
            <text:p>35.4296</text:p>
          </table:table-cell>
          <table:table-cell office:value-type="float" office:value="-174.471" calcext:value-type="float">
            <text:p>-174.471</text:p>
          </table:table-cell>
          <table:table-cell office:value-type="float" office:value="0.00003" calcext:value-type="float">
            <text:p>0.00003</text:p>
          </table:table-cell>
          <table:table-cell/>
          <table:table-cell table:formula="of:=[.B24]*[.D24]" office:value-type="float" office:value="0.001062888" calcext:value-type="float">
            <text:p>0.001062888</text:p>
          </table:table-cell>
          <table:table-cell table:formula="of:=[.C24]*[.D24]" office:value-type="float" office:value="-0.00523413" calcext:value-type="float">
            <text:p>-0.00523413</text:p>
          </table:table-cell>
          <table:table-cell/>
          <table:table-cell table:formula="of:=[.B24]-[.$F$35]" office:value-type="float" office:value="-0.116566200601085" calcext:value-type="float">
            <text:p>-0.116566200601085</text:p>
          </table:table-cell>
          <table:table-cell table:formula="of:=[.C24]-[.$G$35]" office:value-type="float" office:value="-0.11849417081595" calcext:value-type="float">
            <text:p>-0.11849417081595</text:p>
          </table:table-cell>
          <table:table-cell/>
          <table:table-cell table:formula="of:=[.D24]*[.I24]*[.J24]" office:value-type="float" office:value="0.00000041437245856174" calcext:value-type="float">
            <text:p>4.14372458561737E-07</text:p>
          </table:table-cell>
          <table:table-cell table:formula="of:=[.D24]*[.J24]*[.J24]" office:value-type="float" office:value="0.00000042122605552079" calcext:value-type="float">
            <text:p>4.21226055520786E-0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.4299" calcext:value-type="float">
            <text:p>35.4299</text:p>
          </table:table-cell>
          <table:table-cell office:value-type="float" office:value="-174.471" calcext:value-type="float">
            <text:p>-174.471</text:p>
          </table:table-cell>
          <table:table-cell office:value-type="float" office:value="0.00004" calcext:value-type="float">
            <text:p>0.00004</text:p>
          </table:table-cell>
          <table:table-cell/>
          <table:table-cell table:formula="of:=[.B25]*[.D25]" office:value-type="float" office:value="0.001417196" calcext:value-type="float">
            <text:p>0.001417196</text:p>
          </table:table-cell>
          <table:table-cell table:formula="of:=[.C25]*[.D25]" office:value-type="float" office:value="-0.00697884" calcext:value-type="float">
            <text:p>-0.00697884</text:p>
          </table:table-cell>
          <table:table-cell/>
          <table:table-cell table:formula="of:=[.B25]-[.$F$35]" office:value-type="float" office:value="-0.116266200601082" calcext:value-type="float">
            <text:p>-0.116266200601082</text:p>
          </table:table-cell>
          <table:table-cell table:formula="of:=[.C25]-[.$G$35]" office:value-type="float" office:value="-0.11849417081595" calcext:value-type="float">
            <text:p>-0.11849417081595</text:p>
          </table:table-cell>
          <table:table-cell/>
          <table:table-cell table:formula="of:=[.D25]*[.I25]*[.J25]" office:value-type="float" office:value="0.00000055107468136585" calcext:value-type="float">
            <text:p>5.51074681365844E-07</text:p>
          </table:table-cell>
          <table:table-cell table:formula="of:=[.D25]*[.J25]*[.J25]" office:value-type="float" office:value="0.00000056163474069438" calcext:value-type="float">
            <text:p>5.61634740694381E-0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.4302" calcext:value-type="float">
            <text:p>35.4302</text:p>
          </table:table-cell>
          <table:table-cell office:value-type="float" office:value="-174.471" calcext:value-type="float">
            <text:p>-174.471</text:p>
          </table:table-cell>
          <table:table-cell office:value-type="float" office:value="0.00026" calcext:value-type="float">
            <text:p>0.00026</text:p>
          </table:table-cell>
          <table:table-cell/>
          <table:table-cell table:formula="of:=[.B26]*[.D26]" office:value-type="float" office:value="0.009211852" calcext:value-type="float">
            <text:p>0.009211852</text:p>
          </table:table-cell>
          <table:table-cell table:formula="of:=[.C26]*[.D26]" office:value-type="float" office:value="-0.04536246" calcext:value-type="float">
            <text:p>-0.04536246</text:p>
          </table:table-cell>
          <table:table-cell/>
          <table:table-cell table:formula="of:=[.B26]-[.$F$35]" office:value-type="float" office:value="-0.115966200601086" calcext:value-type="float">
            <text:p>-0.115966200601086</text:p>
          </table:table-cell>
          <table:table-cell table:formula="of:=[.C26]-[.$G$35]" office:value-type="float" office:value="-0.11849417081595" calcext:value-type="float">
            <text:p>-0.11849417081595</text:p>
          </table:table-cell>
          <table:table-cell/>
          <table:table-cell table:formula="of:=[.D26]*[.I26]*[.J26]" office:value-type="float" office:value="0.00000357274288355447" calcext:value-type="float">
            <text:p>3.57274288355447E-06</text:p>
          </table:table-cell>
          <table:table-cell table:formula="of:=[.D26]*[.J26]*[.J26]" office:value-type="float" office:value="0.00000365062581451348" calcext:value-type="float">
            <text:p>3.65062581451348E-0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.4306" calcext:value-type="float">
            <text:p>35.4306</text:p>
          </table:table-cell>
          <table:table-cell office:value-type="float" office:value="-174.4709" calcext:value-type="float">
            <text:p>-174.4709</text:p>
          </table:table-cell>
          <table:table-cell office:value-type="float" office:value="0.00192" calcext:value-type="float">
            <text:p>0.00192</text:p>
          </table:table-cell>
          <table:table-cell/>
          <table:table-cell table:formula="of:=[.B27]*[.D27]" office:value-type="float" office:value="0.068026752" calcext:value-type="float">
            <text:p>0.068026752</text:p>
          </table:table-cell>
          <table:table-cell table:formula="of:=[.C27]*[.D27]" office:value-type="float" office:value="-0.334984128" calcext:value-type="float">
            <text:p>-0.334984128</text:p>
          </table:table-cell>
          <table:table-cell/>
          <table:table-cell table:formula="of:=[.B27]-[.$F$35]" office:value-type="float" office:value="-0.115566200601087" calcext:value-type="float">
            <text:p>-0.115566200601087</text:p>
          </table:table-cell>
          <table:table-cell table:formula="of:=[.C27]-[.$G$35]" office:value-type="float" office:value="-0.118394170815947" calcext:value-type="float">
            <text:p>-0.118394170815947</text:p>
          </table:table-cell>
          <table:table-cell/>
          <table:table-cell table:formula="of:=[.D27]*[.I27]*[.J27]" office:value-type="float" office:value="0.0000262701398294689" calcext:value-type="float">
            <text:p>2.62701398294689E-05</text:p>
          </table:table-cell>
          <table:table-cell table:formula="of:=[.D27]*[.J27]*[.J27]" office:value-type="float" office:value="0.0000269129849917354" calcext:value-type="float">
            <text:p>2.69129849917354E-0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.4309" calcext:value-type="float">
            <text:p>35.4309</text:p>
          </table:table-cell>
          <table:table-cell office:value-type="float" office:value="-174.4705" calcext:value-type="float">
            <text:p>-174.4705</text:p>
          </table:table-cell>
          <table:table-cell office:value-type="float" office:value="0.00706" calcext:value-type="float">
            <text:p>0.00706</text:p>
          </table:table-cell>
          <table:table-cell/>
          <table:table-cell table:formula="of:=[.B28]*[.D28]" office:value-type="float" office:value="0.250142154" calcext:value-type="float">
            <text:p>0.250142154</text:p>
          </table:table-cell>
          <table:table-cell table:formula="of:=[.C28]*[.D28]" office:value-type="float" office:value="-1.23176173" calcext:value-type="float">
            <text:p>-1.23176173</text:p>
          </table:table-cell>
          <table:table-cell/>
          <table:table-cell table:formula="of:=[.B28]-[.$F$35]" office:value-type="float" office:value="-0.115266200601084" calcext:value-type="float">
            <text:p>-0.115266200601084</text:p>
          </table:table-cell>
          <table:table-cell table:formula="of:=[.C28]-[.$G$35]" office:value-type="float" office:value="-0.117994170815933" calcext:value-type="float">
            <text:p>-0.117994170815933</text:p>
          </table:table-cell>
          <table:table-cell/>
          <table:table-cell table:formula="of:=[.D28]*[.I28]*[.J28]" office:value-type="float" office:value="0.0000960212227269775" calcext:value-type="float">
            <text:p>9.60212227269775E-05</text:p>
          </table:table-cell>
          <table:table-cell table:formula="of:=[.D28]*[.J28]*[.J28]" office:value-type="float" office:value="0.0000982937278865699" calcext:value-type="float">
            <text:p>9.82937278865699E-0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.4345" calcext:value-type="float">
            <text:p>35.4345</text:p>
          </table:table-cell>
          <table:table-cell office:value-type="float" office:value="-174.4666" calcext:value-type="float">
            <text:p>-174.4666</text:p>
          </table:table-cell>
          <table:table-cell office:value-type="float" office:value="0.04337" calcext:value-type="float">
            <text:p>0.04337</text:p>
          </table:table-cell>
          <table:table-cell/>
          <table:table-cell table:formula="of:=[.B29]*[.D29]" office:value-type="float" office:value="1.536794265" calcext:value-type="float">
            <text:p>1.536794265</text:p>
          </table:table-cell>
          <table:table-cell table:formula="of:=[.C29]*[.D29]" office:value-type="float" office:value="-7.566616442" calcext:value-type="float">
            <text:p>-7.566616442</text:p>
          </table:table-cell>
          <table:table-cell/>
          <table:table-cell table:formula="of:=[.B29]-[.$F$35]" office:value-type="float" office:value="-0.111666200601086" calcext:value-type="float">
            <text:p>-0.111666200601086</text:p>
          </table:table-cell>
          <table:table-cell table:formula="of:=[.C29]-[.$G$35]" office:value-type="float" office:value="-0.114094170815946" calcext:value-type="float">
            <text:p>-0.114094170815946</text:p>
          </table:table-cell>
          <table:table-cell/>
          <table:table-cell table:formula="of:=[.D29]*[.I29]*[.J29]" office:value-type="float" office:value="0.000552553861476488" calcext:value-type="float">
            <text:p>0.000552553861476488</text:p>
          </table:table-cell>
          <table:table-cell table:formula="of:=[.D29]*[.J29]*[.J29]" office:value-type="float" office:value="0.000564568099540911" calcext:value-type="float">
            <text:p>0.00056456809954091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.457" calcext:value-type="float">
            <text:p>35.457</text:p>
          </table:table-cell>
          <table:table-cell office:value-type="float" office:value="-174.4415" calcext:value-type="float">
            <text:p>-174.4415</text:p>
          </table:table-cell>
          <table:table-cell office:value-type="float" office:value="0.14486" calcext:value-type="float">
            <text:p>0.14486</text:p>
          </table:table-cell>
          <table:table-cell/>
          <table:table-cell table:formula="of:=[.B30]*[.D30]" office:value-type="float" office:value="5.13630102" calcext:value-type="float">
            <text:p>5.13630102</text:p>
          </table:table-cell>
          <table:table-cell table:formula="of:=[.C30]*[.D30]" office:value-type="float" office:value="-25.26959569" calcext:value-type="float">
            <text:p>-25.26959569</text:p>
          </table:table-cell>
          <table:table-cell/>
          <table:table-cell table:formula="of:=[.B30]-[.$F$35]" office:value-type="float" office:value="-0.0891662006010847" calcext:value-type="float">
            <text:p>-0.0891662006010847</text:p>
          </table:table-cell>
          <table:table-cell table:formula="of:=[.C30]-[.$G$35]" office:value-type="float" office:value="-0.088994170815937" calcext:value-type="float">
            <text:p>-0.088994170815937</text:p>
          </table:table-cell>
          <table:table-cell/>
          <table:table-cell table:formula="of:=[.D30]*[.I30]*[.J30]" office:value-type="float" office:value="0.00114950351456643" calcext:value-type="float">
            <text:p>0.00114950351456643</text:p>
          </table:table-cell>
          <table:table-cell table:formula="of:=[.D30]*[.J30]*[.J30]" office:value-type="float" office:value="0.00114728575894485" calcext:value-type="float">
            <text:p>0.0011472857589448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.5632" calcext:value-type="float">
            <text:p>35.5632</text:p>
          </table:table-cell>
          <table:table-cell office:value-type="float" office:value="-174.3665" calcext:value-type="float">
            <text:p>-174.3665</text:p>
          </table:table-cell>
          <table:table-cell office:value-type="float" office:value="0.39069" calcext:value-type="float">
            <text:p>0.39069</text:p>
          </table:table-cell>
          <table:table-cell/>
          <table:table-cell table:formula="of:=[.B31]*[.D31]" office:value-type="float" office:value="13.894186608" calcext:value-type="float">
            <text:p>13.894186608</text:p>
          </table:table-cell>
          <table:table-cell table:formula="of:=[.C31]*[.D31]" office:value-type="float" office:value="-68.123247885" calcext:value-type="float">
            <text:p>-68.123247885</text:p>
          </table:table-cell>
          <table:table-cell/>
          <table:table-cell table:formula="of:=[.B31]-[.$F$35]" office:value-type="float" office:value="0.0170337993989165" calcext:value-type="float">
            <text:p>0.0170337993989165</text:p>
          </table:table-cell>
          <table:table-cell table:formula="of:=[.C31]-[.$G$35]" office:value-type="float" office:value="-0.0139941708159483" calcext:value-type="float">
            <text:p>-0.0139941708159483</text:p>
          </table:table-cell>
          <table:table-cell/>
          <table:table-cell table:formula="of:=[.D31]*[.I31]*[.J31]" office:value-type="float" office:value="-0.0000931302983788025" calcext:value-type="float">
            <text:p>-9.31302983788025E-05</text:p>
          </table:table-cell>
          <table:table-cell table:formula="of:=[.D31]*[.J31]*[.J31]" office:value-type="float" office:value="0.0000765114859657265" calcext:value-type="float">
            <text:p>7.65114859657265E-0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.9251" calcext:value-type="float">
            <text:p>35.9251</text:p>
          </table:table-cell>
          <table:table-cell office:value-type="float" office:value="-174.1586" calcext:value-type="float">
            <text:p>-174.1586</text:p>
          </table:table-cell>
          <table:table-cell office:value-type="float" office:value="0.81225" calcext:value-type="float">
            <text:p>0.81225</text:p>
          </table:table-cell>
          <table:table-cell/>
          <table:table-cell table:formula="of:=[.B32]*[.D32]" office:value-type="float" office:value="29.180162475" calcext:value-type="float">
            <text:p>29.180162475</text:p>
          </table:table-cell>
          <table:table-cell table:formula="of:=[.C32]*[.D32]" office:value-type="float" office:value="-141.46032285" calcext:value-type="float">
            <text:p>-141.46032285</text:p>
          </table:table-cell>
          <table:table-cell/>
          <table:table-cell table:formula="of:=[.B32]-[.$F$35]" office:value-type="float" office:value="0.378933799398915" calcext:value-type="float">
            <text:p>0.378933799398915</text:p>
          </table:table-cell>
          <table:table-cell table:formula="of:=[.C32]-[.$G$35]" office:value-type="float" office:value="0.193905829184047" calcext:value-type="float">
            <text:p>0.193905829184047</text:p>
          </table:table-cell>
          <table:table-cell/>
          <table:table-cell table:formula="of:=[.D32]*[.I32]*[.J32]" office:value-type="float" office:value="0.0596820771017306" calcext:value-type="float">
            <text:p>0.0596820771017306</text:p>
          </table:table-cell>
          <table:table-cell table:formula="of:=[.D32]*[.J32]*[.J32]" office:value-type="float" office:value="0.0305401699879887" calcext:value-type="float">
            <text:p>0.0305401699879887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formula="of:=SUM([.D1:.D32])" office:value-type="float" office:value="2.2293" calcext:value-type="float">
            <text:p>2.2293</text:p>
          </table:table-cell>
          <table:table-cell/>
          <table:table-cell table:formula="of:=SUM([.F1:.F32])" office:value-type="float" office:value="79.243068311" calcext:value-type="float">
            <text:p>79.243068311</text:p>
          </table:table-cell>
          <table:table-cell table:formula="of:=SUM([.G1:.G32])" office:value-type="float" office:value="-388.684041245" calcext:value-type="float">
            <text:p>-388.684041245</text:p>
          </table:table-cell>
          <table:table-cell table:number-columns-repeated="4"/>
          <table:table-cell table:formula="of:=SUM([.L1:.L32])" office:value-type="float" office:value="0.110426861022577" calcext:value-type="float">
            <text:p>0.110426861022577</text:p>
          </table:table-cell>
          <table:table-cell table:formula="of:=SUM([.M1:.M32])" office:value-type="float" office:value="0.0541118005177494" calcext:value-type="float">
            <text:p>0.0541118005177494</text:p>
          </table:table-cell>
          <table:table-cell table:formula="of:=[.L34]/[.M34]" office:value-type="float" office:value="2.04071681160112" calcext:value-type="float">
            <text:p>2.04071681160112</text:p>
          </table:table-cell>
        </table:table-row>
        <table:table-row table:style-name="ro1">
          <table:table-cell table:number-columns-repeated="5"/>
          <table:table-cell table:formula="of:=[.F34]/[.D34]" office:value-type="float" office:value="35.5461662006011" calcext:value-type="float">
            <text:p>35.5461662006011</text:p>
          </table:table-cell>
          <table:table-cell table:formula="of:=[.G34]/[.D34]" office:value-type="float" office:value="-174.352505829184" calcext:value-type="float">
            <text:p>-174.35250582918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4:12:16.127813904</meta:creation-date>
    <dc:date>2023-05-03T22:37:38.269438746</dc:date>
    <meta:editing-duration>PT4H21M48S</meta:editing-duration>
    <meta:editing-cycles>8</meta:editing-cycles>
    <meta:generator>LibreOffice/7.3.7.2$Linux_X86_64 LibreOffice_project/30$Build-2</meta:generator>
    <meta:document-statistic meta:table-count="1" meta:cell-count="32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563cm" svg:height="18.278cm" xlink:href=".." xlink:type="simple" chart:class="chart:scatter" chart:style-name="ch1">
        <chart:legend chart:legend-position="end" svg:x="25.3cm" svg:y="8.84cm" style:legend-expansion="high" chart:style-name="ch2"/>
        <chart:plot-area chart:style-name="ch3" table:cell-range-address="Sheet1.B1:Sheet1.C64" svg:x="0.551cm" svg:y="0.365cm" svg:width="24.198cm" svg:height="17.548cm">
          <chart:coordinate-region svg:x="1.755cm" svg:y="0.564cm" svg:width="22.807cm" svg:height="17.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64" chart:class="chart:scatter">
            <chart:domain table:cell-range-address="Sheet1.B1:Sheet1.B64"/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.1374">
                <text:p>35.1374</text:p>
                <draw:g>
                  <svg:desc>Sheet1.B1:Sheet1.B64</svg:desc>
                </draw:g>
              </table:table-cell>
              <table:table-cell office:value-type="float" office:value="-174.5226">
                <text:p>-174.5226</text:p>
                <draw:g>
                  <svg:desc>Sheet1.C1:Sheet1.C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.3709">
                <text:p>35.3709</text:p>
              </table:table-cell>
              <table:table-cell office:value-type="float" office:value="-174.48">
                <text:p>-174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4159">
                <text:p>35.4159</text:p>
              </table:table-cell>
              <table:table-cell office:value-type="float" office:value="-174.4707">
                <text:p>-174.47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.4234">
                <text:p>35.4234</text:p>
              </table:table-cell>
              <table:table-cell office:value-type="float" office:value="-174.4707">
                <text:p>-174.47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.4237">
                <text:p>35.4237</text:p>
              </table:table-cell>
              <table:table-cell office:value-type="float" office:value="-174.4709">
                <text:p>-174.47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.424">
                <text:p>35.424</text:p>
              </table:table-cell>
              <table:table-cell office:value-type="float" office:value="-174.471">
                <text:p>-174.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.4243">
                <text:p>35.4243</text:p>
              </table:table-cell>
              <table:table-cell office:value-type="float" office:value="-174.4709">
                <text:p>-174.4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4246">
                <text:p>35.4246</text:p>
              </table:table-cell>
              <table:table-cell office:value-type="float" office:value="-174.4709">
                <text:p>-174.4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.4249">
                <text:p>35.4249</text:p>
              </table:table-cell>
              <table:table-cell office:value-type="float" office:value="-174.471">
                <text:p>-174.4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4252">
                <text:p>35.4252</text:p>
              </table:table-cell>
              <table:table-cell office:value-type="float" office:value="-174.4709">
                <text:p>-174.47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.4256">
                <text:p>35.4256</text:p>
              </table:table-cell>
              <table:table-cell office:value-type="float" office:value="-174.4709">
                <text:p>-174.47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.4259">
                <text:p>35.4259</text:p>
              </table:table-cell>
              <table:table-cell office:value-type="float" office:value="-174.471">
                <text:p>-174.4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.4262">
                <text:p>35.4262</text:p>
              </table:table-cell>
              <table:table-cell office:value-type="float" office:value="-174.471">
                <text:p>-174.4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.4265">
                <text:p>35.4265</text:p>
              </table:table-cell>
              <table:table-cell office:value-type="float" office:value="-174.4709">
                <text:p>-174.47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.4268">
                <text:p>35.4268</text:p>
              </table:table-cell>
              <table:table-cell office:value-type="float" office:value="-174.4708">
                <text:p>-174.47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.4271">
                <text:p>35.4271</text:p>
              </table:table-cell>
              <table:table-cell office:value-type="float" office:value="-174.471">
                <text:p>-174.4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.4274">
                <text:p>35.4274</text:p>
              </table:table-cell>
              <table:table-cell office:value-type="float" office:value="-174.471">
                <text:p>-174.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.4277">
                <text:p>35.4277</text:p>
              </table:table-cell>
              <table:table-cell office:value-type="float" office:value="-174.4709">
                <text:p>-174.47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.4281">
                <text:p>35.4281</text:p>
              </table:table-cell>
              <table:table-cell office:value-type="float" office:value="-174.4709">
                <text:p>-174.47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.4284">
                <text:p>35.4284</text:p>
              </table:table-cell>
              <table:table-cell office:value-type="float" office:value="-174.471">
                <text:p>-174.4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.4287">
                <text:p>35.4287</text:p>
              </table:table-cell>
              <table:table-cell office:value-type="float" office:value="-174.4707">
                <text:p>-174.47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.429">
                <text:p>35.429</text:p>
              </table:table-cell>
              <table:table-cell office:value-type="float" office:value="-174.4708">
                <text:p>-174.47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.4293">
                <text:p>35.4293</text:p>
              </table:table-cell>
              <table:table-cell office:value-type="float" office:value="-174.471">
                <text:p>-174.4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.4296">
                <text:p>35.4296</text:p>
              </table:table-cell>
              <table:table-cell office:value-type="float" office:value="-174.471">
                <text:p>-174.4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.4299">
                <text:p>35.4299</text:p>
              </table:table-cell>
              <table:table-cell office:value-type="float" office:value="-174.471">
                <text:p>-174.4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.4302">
                <text:p>35.4302</text:p>
              </table:table-cell>
              <table:table-cell office:value-type="float" office:value="-174.471">
                <text:p>-174.4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.4306">
                <text:p>35.4306</text:p>
              </table:table-cell>
              <table:table-cell office:value-type="float" office:value="-174.4709">
                <text:p>-174.47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.4309">
                <text:p>35.4309</text:p>
              </table:table-cell>
              <table:table-cell office:value-type="float" office:value="-174.4705">
                <text:p>-174.47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.4345">
                <text:p>35.4345</text:p>
              </table:table-cell>
              <table:table-cell office:value-type="float" office:value="-174.4666">
                <text:p>-174.46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.457">
                <text:p>35.457</text:p>
              </table:table-cell>
              <table:table-cell office:value-type="float" office:value="-174.4415">
                <text:p>-174.44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.5632">
                <text:p>35.5632</text:p>
              </table:table-cell>
              <table:table-cell office:value-type="float" office:value="-174.3665">
                <text:p>-174.36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.9251">
                <text:p>35.9251</text:p>
              </table:table-cell>
              <table:table-cell office:value-type="float" office:value="-174.1586">
                <text:p>-174.15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